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55in"/>
    </style:style>
    <style:style style:name="co2" style:family="table-column">
      <style:table-column-properties fo:break-before="auto" style:column-width="2.9516in"/>
    </style:style>
    <style:style style:name="co3" style:family="table-column">
      <style:table-column-properties fo:break-before="auto" style:column-width="2.540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1.87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0 Goal stmt_list </text:p>
          </table:table-cell>
          <table:table-cell office:value-type="string" calcext:value-type="string">
            <text:p>0 crtGoal $0</text:p>
          </table:table-cell>
          <table:table-cell office:value-type="string" calcext:value-type="string">
            <text:p>0 Goal stmt_lis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tGoal 0</text:p>
          </table:table-cell>
        </table:table-row>
        <table:table-row table:style-name="ro2">
          <table:table-cell office:value-type="string" calcext:value-type="string">
            <text:p>1 stmt_list stmt_list stmt </text:p>
          </table:table-cell>
          <table:table-cell office:value-type="string" calcext:value-type="string">
            <text:p>1 lnkStmtLst $1 $0</text:p>
          </table:table-cell>
          <table:table-cell table:style-name="ce2" office:value-type="string" calcext:value-type="string">
            <text:p>1 stmt_list stmt_list <text:span text:style-name="T1">stmt</text:span>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nkStmtLst 1 0</text:p>
          </table:table-cell>
        </table:table-row>
        <table:table-row table:style-name="ro2">
          <table:table-cell office:value-type="string" calcext:value-type="string">
            <text:p>2 stmt_list stmt </text:p>
          </table:table-cell>
          <table:table-cell office:value-type="string" calcext:value-type="string">
            <text:p>2 crtStmtLst $0</text:p>
          </table:table-cell>
          <table:table-cell table:style-name="ce2" office:value-type="string" calcext:value-type="string">
            <text:p>2 stmt_list <text:span text:style-name="T1">stmt</text:span>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rtStmtLst 0</text:p>
          </table:table-cell>
        </table:table-row>
        <table:table-row table:style-name="ro2">
          <table:table-cell office:value-type="string" calcext:value-type="string">
            <text:p>3 stmt var_def ; </text:p>
          </table:table-cell>
          <table:table-cell office:value-type="string" calcext:value-type="string">
            <text:p>3 crtStmtVarDef $1</text:p>
          </table:table-cell>
          <table:table-cell table:style-name="ce2" office:value-type="string" calcext:value-type="string">
            <text:p>3 <text:span text:style-name="T1">stmt</text:span> class_def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tStmtClsDef 0</text:p>
          </table:table-cell>
        </table:table-row>
        <table:table-row table:style-name="ro2">
          <table:table-cell office:value-type="string" calcext:value-type="string">
            <text:p>4 stmt func_def </text:p>
          </table:table-cell>
          <table:table-cell office:value-type="string" calcext:value-type="string">
            <text:p>4 crtStmtFuncDef $0</text:p>
          </table:table-cell>
          <table:table-cell table:style-name="ce2" office:value-type="string" calcext:value-type="string">
            <text:p>4 <text:span text:style-name="T1">stmt</text:span> interface_de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tStmtIntfDef 0</text:p>
          </table:table-cell>
        </table:table-row>
        <table:table-row table:style-name="ro2">
          <table:table-cell office:value-type="string" calcext:value-type="string">
            <text:p>5 stmt if_exp </text:p>
          </table:table-cell>
          <table:table-cell office:value-type="string" calcext:value-type="string">
            <text:p>5 crtStmtIfExp $0</text:p>
          </table:table-cell>
          <table:table-cell table:style-name="ce2" office:value-type="string" calcext:value-type="string">
            <text:p>5 <text:span text:style-name="T1">stmt</text:span> func_def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tStmtFuncDef 0</text:p>
          </table:table-cell>
        </table:table-row>
        <table:table-row table:style-name="ro2">
          <table:table-cell office:value-type="string" calcext:value-type="string">
            <text:p>6 stmt while_exp </text:p>
          </table:table-cell>
          <table:table-cell office:value-type="string" calcext:value-type="string">
            <text:p>6 crtStmtWhlExp $0</text:p>
          </table:table-cell>
          <table:table-cell table:style-name="ce2" office:value-type="string" calcext:value-type="string">
            <text:p>6 <text:span text:style-name="T1">stmt</text:span> if_stm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tStmtIf 0</text:p>
          </table:table-cell>
        </table:table-row>
        <table:table-row table:style-name="ro2">
          <table:table-cell office:value-type="string" calcext:value-type="string">
            <text:p>7 stmt sg_stmt ; </text:p>
          </table:table-cell>
          <table:table-cell office:value-type="string" calcext:value-type="string">
            <text:p>7 crtStmtSgStmt $1 <text:s/></text:p>
          </table:table-cell>
          <table:table-cell table:style-name="ce2" office:value-type="string" calcext:value-type="string">
            <text:p>7 <text:span text:style-name="T1">stmt</text:span> while_stm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tStmtWhl 0</text:p>
          </table:table-cell>
        </table:table-row>
        <table:table-row table:style-name="ro2">
          <table:table-cell office:value-type="string" calcext:value-type="string">
            <text:p>8 sg_stmt var_assign </text:p>
          </table:table-cell>
          <table:table-cell office:value-type="string" calcext:value-type="string">
            <text:p>8 crtSgVarAssign $0 </text:p>
          </table:table-cell>
          <table:table-cell table:style-name="ce2" office:value-type="string" calcext:value-type="string">
            <text:p>8 <text:span text:style-name="T1">stmt</text:span> sg_stmt 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tStmtSg 0</text:p>
          </table:table-cell>
        </table:table-row>
        <table:table-row table:style-name="ro1">
          <table:table-cell office:value-type="string" calcext:value-type="string">
            <text:p>9 sg_stmt calc_exp </text:p>
          </table:table-cell>
          <table:table-cell office:value-type="string" calcext:value-type="string">
            <text:p>9 crtSgCalcExp $0 </text:p>
          </table:table-cell>
          <table:table-cell office:value-type="string" calcext:value-type="string">
            <text:p>9 sg_stmt var_assign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tSgVarAssign 0</text:p>
          </table:table-cell>
        </table:table-row>
        <table:table-row table:style-name="ro1">
          <table:table-cell office:value-type="string" calcext:value-type="string">
            <text:p>10 sg_stmt control_flow </text:p>
          </table:table-cell>
          <table:table-cell office:value-type="string" calcext:value-type="string">
            <text:p>10 crtSgControlFlow $0</text:p>
          </table:table-cell>
          <table:table-cell office:value-type="string" calcext:value-type="string">
            <text:p>10 sg_stmt var_def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tSgVarDef 0</text:p>
          </table:table-cell>
        </table:table-row>
        <table:table-row table:style-name="ro1">
          <table:table-cell office:value-type="string" calcext:value-type="string">
            <text:p>11 control_flow return calc_exp </text:p>
          </table:table-cell>
          <table:table-cell office:value-type="string" calcext:value-type="string">
            <text:p>11 crtCtrFlwRtn $0 </text:p>
          </table:table-cell>
          <table:table-cell office:value-type="string" calcext:value-type="string">
            <text:p>11 sg_stmt calc_exp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tSgCalc 0</text:p>
          </table:table-cell>
        </table:table-row>
        <table:table-row table:style-name="ro1">
          <table:table-cell office:value-type="string" calcext:value-type="string">
            <text:p>12 control_flow continue </text:p>
          </table:table-cell>
          <table:table-cell office:value-type="string" calcext:value-type="string">
            <text:p>12 crtCtrFlwCont $0 </text:p>
          </table:table-cell>
          <table:table-cell office:value-type="string" calcext:value-type="string">
            <text:p>12 sg_stmt control_flow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tSgCtrF 0</text:p>
          </table:table-cell>
        </table:table-row>
        <table:table-row table:style-name="ro1">
          <table:table-cell office:value-type="string" calcext:value-type="string">
            <text:p>13 control_flow break </text:p>
          </table:table-cell>
          <table:table-cell office:value-type="string" calcext:value-type="string">
            <text:p>13 crtCtrFlwBrk $0 </text:p>
          </table:table-cell>
          <table:table-cell office:value-type="string" calcext:value-type="string">
            <text:p>13 control_flow return calc_exp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tCtrFRet 0</text:p>
          </table:table-cell>
        </table:table-row>
        <table:table-row table:style-name="ro1">
          <table:table-cell office:value-type="string" calcext:value-type="string">
            <text:p>14 var_def var_def , var </text:p>
          </table:table-cell>
          <table:table-cell office:value-type="string" calcext:value-type="string">
            <text:p>14 lnkVarDef $2 $0 <text:s text:c="14"/></text:p>
          </table:table-cell>
          <table:table-cell office:value-type="string" calcext:value-type="string">
            <text:p>14 control_flow continue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tCtrFCont 0</text:p>
          </table:table-cell>
        </table:table-row>
        <table:table-row table:style-name="ro1">
          <table:table-cell office:value-type="string" calcext:value-type="string">
            <text:p>15 var_def var_def , var = calc_exp </text:p>
          </table:table-cell>
          <table:table-cell office:value-type="string" calcext:value-type="string">
            <text:p>15 lnkVarDefC $4 $2 $0 </text:p>
          </table:table-cell>
          <table:table-cell office:value-type="string" calcext:value-type="string">
            <text:p>15 control_flow break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tCtrFBrk 0</text:p>
          </table:table-cell>
        </table:table-row>
        <table:table-row table:style-name="ro2">
          <table:table-cell office:value-type="string" calcext:value-type="string">
            <text:p>16 var_def type_exp var </text:p>
          </table:table-cell>
          <table:table-cell office:value-type="string" calcext:value-type="string">
            <text:p>16 crtVarDef $1 $0</text:p>
          </table:table-cell>
          <table:table-cell table:style-name="ce2" office:value-type="string" calcext:value-type="string">
            <text:p>16 var_def var_def , <text:span text:style-name="T1">var</text:span>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nkVarDef 2 0</text:p>
          </table:table-cell>
        </table:table-row>
        <table:table-row table:style-name="ro2">
          <table:table-cell office:value-type="string" calcext:value-type="string">
            <text:p>17 var_def type_exp var = calc_exp </text:p>
          </table:table-cell>
          <table:table-cell office:value-type="string" calcext:value-type="string">
            <text:p>17 crtVarDefC $3 $2 $0</text:p>
          </table:table-cell>
          <table:table-cell table:style-name="ce2" office:value-type="string" calcext:value-type="string">
            <text:p>17 var_def var_def , <text:span text:style-name="T1">var</text:span> = expression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nkVarDefAsg 4 2 0</text:p>
          </table:table-cell>
        </table:table-row>
        <table:table-row table:style-name="ro2">
          <table:table-cell office:value-type="string" calcext:value-type="string">
            <text:p>18 var_assign var = calc_exp </text:p>
          </table:table-cell>
          <table:table-cell office:value-type="string" calcext:value-type="string">
            <text:p>18 crtVarAsgC $2 $0</text:p>
          </table:table-cell>
          <table:table-cell table:style-name="ce2" office:value-type="string" calcext:value-type="string">
            <text:p>18 var_def type_exp <text:span text:style-name="T1">var</text:span>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tVarDef 1 0</text:p>
          </table:table-cell>
        </table:table-row>
        <table:table-row table:style-name="ro2">
          <table:table-cell office:value-type="string" calcext:value-type="string">
            <text:p>19 var_assign var += calc_exp </text:p>
          </table:table-cell>
          <table:table-cell office:value-type="string" calcext:value-type="string">
            <text:p>19 crtVarAsgAdd $2 $0</text:p>
          </table:table-cell>
          <table:table-cell table:style-name="ce2" office:value-type="string" calcext:value-type="string">
            <text:p>19 var_def type_exp <text:span text:style-name="T1">var</text:span> = expression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tVarDefAsg 3 2 0</text:p>
          </table:table-cell>
        </table:table-row>
        <table:table-row table:style-name="ro1">
          <table:table-cell office:value-type="string" calcext:value-type="string">
            <text:p>20 var_assign var -= calc_exp </text:p>
          </table:table-cell>
          <table:table-cell office:value-type="string" calcext:value-type="string">
            <text:p>20 crtVarAsgSub $2 $0</text:p>
          </table:table-cell>
          <table:table-cell office:value-type="string" calcext:value-type="string">
            <text:p>20 var_assign left_side = expression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tVarAsg 2 0</text:p>
          </table:table-cell>
        </table:table-row>
        <table:table-row table:style-name="ro1">
          <table:table-cell office:value-type="string" calcext:value-type="string">
            <text:p>21 var_assign var *= calc_exp </text:p>
          </table:table-cell>
          <table:table-cell office:value-type="string" calcext:value-type="string">
            <text:p>21 crtVarAsgMul $2 $0</text:p>
          </table:table-cell>
          <table:table-cell office:value-type="string" calcext:value-type="string">
            <text:p>21 left_side field_access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rtLftFld 0</text:p>
          </table:table-cell>
        </table:table-row>
        <table:table-row table:style-name="ro1">
          <table:table-cell office:value-type="string" calcext:value-type="string">
            <text:p>22 var_assign var /= calc_exp </text:p>
          </table:table-cell>
          <table:table-cell office:value-type="string" calcext:value-type="string">
            <text:p>22 crtVarAsgDiv $2 $0</text:p>
          </table:table-cell>
          <table:table-cell office:value-type="string" calcext:value-type="string">
            <text:p>22 left_side array_acces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rtLftArr 0</text:p>
          </table:table-cell>
        </table:table-row>
        <table:table-row table:style-name="ro1">
          <table:table-cell office:value-type="string" calcext:value-type="string">
            <text:p>23 type_exp int </text:p>
          </table:table-cell>
          <table:table-cell office:value-type="string" calcext:value-type="string">
            <text:p>23 crtTpExpInt $0</text:p>
          </table:table-cell>
          <table:table-cell office:value-type="string" calcext:value-type="string">
            <text:p>23 type_exp basic_type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rtTpBsc 0</text:p>
          </table:table-cell>
        </table:table-row>
        <table:table-row table:style-name="ro1">
          <table:table-cell office:value-type="string" calcext:value-type="string">
            <text:p>24 type_exp double </text:p>
          </table:table-cell>
          <table:table-cell office:value-type="string" calcext:value-type="string">
            <text:p>24 crtTpExpDb $0</text:p>
          </table:table-cell>
          <table:table-cell office:value-type="string" calcext:value-type="string">
            <text:p>24 type_exp array_type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tTpArr 0</text:p>
          </table:table-cell>
        </table:table-row>
        <table:table-row table:style-name="ro1">
          <table:table-cell office:value-type="string" calcext:value-type="string">
            <text:p>25 type_exp bool </text:p>
          </table:table-cell>
          <table:table-cell office:value-type="string" calcext:value-type="string">
            <text:p>25 crtTpExpBl $0</text:p>
          </table:table-cell>
          <table:table-cell office:value-type="string" calcext:value-type="string">
            <text:p>25 type_exp idn_type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rtTpIdn 0</text:p>
          </table:table-cell>
        </table:table-row>
        <table:table-row table:style-name="ro1">
          <table:table-cell office:value-type="string" calcext:value-type="string">
            <text:p>26 type_exp string </text:p>
          </table:table-cell>
          <table:table-cell office:value-type="string" calcext:value-type="string">
            <text:p>26 crtTpExpStr $0</text:p>
          </table:table-cell>
          <table:table-cell office:value-type="string" calcext:value-type="string">
            <text:p>26 type_exp generic_type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rtTpGnrcTp 0</text:p>
          </table:table-cell>
        </table:table-row>
        <table:table-row table:style-name="ro1">
          <table:table-cell office:value-type="string" calcext:value-type="string">
            <text:p>27 type_exp char </text:p>
          </table:table-cell>
          <table:table-cell office:value-type="string" calcext:value-type="string">
            <text:p>27 crtTpExpChr $0</text:p>
          </table:table-cell>
          <table:table-cell office:value-type="string" calcext:value-type="string">
            <text:p>27 type_exp function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tTpFunc 0</text:p>
          </table:table-cell>
        </table:table-row>
        <table:table-row table:style-name="ro2">
          <table:table-cell office:value-type="string" calcext:value-type="string">
            <text:p>28 type_exp var </text:p>
          </table:table-cell>
          <table:table-cell office:value-type="string" calcext:value-type="string">
            <text:p>28 crtTpExpVar $0</text:p>
          </table:table-cell>
          <table:table-cell table:style-name="ce2" office:value-type="string" calcext:value-type="string">
            <text:p>28 basic_type <text:span text:style-name="T1">int</text:span>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tBscTpInt 0</text:p>
          </table:table-cell>
        </table:table-row>
        <table:table-row table:style-name="ro1">
          <table:table-cell office:value-type="string" calcext:value-type="string">
            <text:p>29 func_def type_exp var ( par_list ) { stmt_list } </text:p>
          </table:table-cell>
          <table:table-cell office:value-type="string" calcext:value-type="string">
            <text:p>29 crtFncDef $7 $6 $4 $1 <text:s/></text:p>
          </table:table-cell>
          <table:table-cell office:value-type="string" calcext:value-type="string">
            <text:p>29 basic_type double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rtBscTpDb 0</text:p>
          </table:table-cell>
        </table:table-row>
        <table:table-row table:style-name="ro2">
          <table:table-cell office:value-type="string" calcext:value-type="string">
            <text:p>30 par_list par_list , type_exp var </text:p>
          </table:table-cell>
          <table:table-cell office:value-type="string" calcext:value-type="string">
            <text:p>30 lnkParLst $2 $0 <text:s text:c="6"/></text:p>
          </table:table-cell>
          <table:table-cell table:style-name="ce2" office:value-type="string" calcext:value-type="string">
            <text:p>30 basic_type <text:span text:style-name="T1">bool</text:span>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rtBscTpBl 0</text:p>
          </table:table-cell>
        </table:table-row>
        <table:table-row table:style-name="ro1">
          <table:table-cell office:value-type="string" calcext:value-type="string">
            <text:p>31 par_list type_exp var </text:p>
          </table:table-cell>
          <table:table-cell office:value-type="string" calcext:value-type="string">
            <text:p>31 crtParLst $1 $0 <text:s text:c="6"/></text:p>
          </table:table-cell>
          <table:table-cell office:value-type="string" calcext:value-type="string">
            <text:p>31 basic_type string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rtBscTpStr 0</text:p>
          </table:table-cell>
        </table:table-row>
        <table:table-row table:style-name="ro1">
          <table:table-cell office:value-type="string" calcext:value-type="string">
            <text:p>32 par_list e </text:p>
          </table:table-cell>
          <table:table-cell office:value-type="string" calcext:value-type="string">
            <text:p>32 crtParLstE <text:s text:c="10"/></text:p>
          </table:table-cell>
          <table:table-cell office:value-type="string" calcext:value-type="string">
            <text:p>32 basic_type char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rtBscTpChr 0</text:p>
          </table:table-cell>
        </table:table-row>
        <table:table-row table:style-name="ro1">
          <table:table-cell office:value-type="string" calcext:value-type="string">
            <text:p>33 if_exp if_stmt </text:p>
          </table:table-cell>
          <table:table-cell office:value-type="string" calcext:value-type="string">
            <text:p>33 crtIfExpIf $0 <text:s text:c="7"/></text:p>
          </table:table-cell>
          <table:table-cell office:value-type="string" calcext:value-type="string">
            <text:p>33 array_type type_exp [ ]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nkArrTp 2</text:p>
          </table:table-cell>
        </table:table-row>
        <table:table-row table:style-name="ro2">
          <table:table-cell office:value-type="string" calcext:value-type="string">
            <text:p>34 if_exp if_stmt else else_stmt </text:p>
          </table:table-cell>
          <table:table-cell office:value-type="string" calcext:value-type="string">
            <text:p>34 crtIfExpEls $2 $0 <text:s text:c="3"/></text:p>
          </table:table-cell>
          <table:table-cell table:style-name="ce2" office:value-type="string" calcext:value-type="string">
            <text:p>34 idn_type idn_type . <text:span text:style-name="T1">var</text:span>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nkIdnTpVar 2 0</text:p>
          </table:table-cell>
        </table:table-row>
        <table:table-row table:style-name="ro2">
          <table:table-cell office:value-type="string" calcext:value-type="string">
            <text:p>35 if_stmt if ( bool_exp ) { stmt_list } </text:p>
          </table:table-cell>
          <table:table-cell office:value-type="string" calcext:value-type="string">
            <text:p>35 crtIfStmtL $4 $1 <text:s text:c="6"/></text:p>
          </table:table-cell>
          <table:table-cell table:style-name="ce2" office:value-type="string" calcext:value-type="string">
            <text:p>35 idn_type <text:span text:style-name="T1">var</text:span>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rtIdnTpVar 0</text:p>
          </table:table-cell>
        </table:table-row>
        <table:table-row table:style-name="ro1">
          <table:table-cell office:value-type="string" calcext:value-type="string">
            <text:p>36 if_stmt if ( bool_exp ) sg_stmt ; </text:p>
          </table:table-cell>
          <table:table-cell office:value-type="string" calcext:value-type="string">
            <text:p>36 crtIfStmtS $4 $1 <text:s text:c="9"/></text:p>
          </table:table-cell>
          <table:table-cell office:value-type="string" calcext:value-type="string">
            <text:p>36 generic_type idn_type &lt; generic_args &gt;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rtGnrcTp 3 1</text:p>
          </table:table-cell>
        </table:table-row>
        <table:table-row table:style-name="ro2">
          <table:table-cell office:value-type="string" calcext:value-type="string">
            <text:p>37 else_stmt if_exp </text:p>
          </table:table-cell>
          <table:table-cell office:value-type="string" calcext:value-type="string">
            <text:p>37 crtElsStmtI $0 <text:s text:c="8"/></text:p>
          </table:table-cell>
          <table:table-cell table:style-name="ce2" office:value-type="string" calcext:value-type="string">
            <text:p>37 generic_args generic_args , <text:span text:style-name="T1">var</text:span>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nkGnrcArgsVar 2 0</text:p>
          </table:table-cell>
        </table:table-row>
        <table:table-row table:style-name="ro1">
          <table:table-cell office:value-type="string" calcext:value-type="string">
            <text:p>38 else_stmt { stmt_list } </text:p>
          </table:table-cell>
          <table:table-cell office:value-type="string" calcext:value-type="string">
            <text:p>38 crtElsStmtL $1 <text:s text:c="6"/></text:p>
          </table:table-cell>
          <table:table-cell office:value-type="string" calcext:value-type="string">
            <text:p>38 generic_args generic_args , ? extends idn_type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nkGnrcArgsExt 4 0</text:p>
          </table:table-cell>
        </table:table-row>
        <table:table-row table:style-name="ro2">
          <table:table-cell office:value-type="string" calcext:value-type="string">
            <text:p>39 else_stmt sg_stmt ; </text:p>
          </table:table-cell>
          <table:table-cell office:value-type="string" calcext:value-type="string">
            <text:p>39 crtElsStmtS $1 <text:s text:c="6"/></text:p>
          </table:table-cell>
          <table:table-cell table:style-name="ce2" office:value-type="string" calcext:value-type="string">
            <text:p>39 generic_args <text:span text:style-name="T1">var</text:span>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rtGnrcArgsVar 0</text:p>
          </table:table-cell>
        </table:table-row>
        <table:table-row table:style-name="ro1">
          <table:table-cell office:value-type="string" calcext:value-type="string">
            <text:p>40 while_exp while ( bool_exp ) { stmt_list } </text:p>
          </table:table-cell>
          <table:table-cell office:value-type="string" calcext:value-type="string">
            <text:p>40 crtWhlExp $4 $1 <text:s text:c="3"/></text:p>
          </table:table-cell>
          <table:table-cell office:value-type="string" calcext:value-type="string">
            <text:p>40 generic_args ? extends idn_type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tGnrcArgsExt 0</text:p>
          </table:table-cell>
        </table:table-row>
        <table:table-row table:style-name="ro2">
          <table:table-cell office:value-type="string" calcext:value-type="string">
            <text:p>41 calc_exp bool_exp </text:p>
          </table:table-cell>
          <table:table-cell office:value-type="string" calcext:value-type="string">
            <text:p>41 crtCalcExpBl $0 <text:s text:c="3"/></text:p>
          </table:table-cell>
          <table:table-cell table:style-name="ce2" office:value-type="string" calcext:value-type="string">
            <text:p>41 class_def scope_info_list class <text:span text:style-name="T1">var</text:span> generic_pars_list extends_list implements_list { member_def_list }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rtClassDef 8 6 5 4 3 1</text:p>
          </table:table-cell>
        </table:table-row>
        <table:table-row table:style-name="ro2">
          <table:table-cell office:value-type="string" calcext:value-type="string">
            <text:p>42 calc_exp str_exp </text:p>
          </table:table-cell>
          <table:table-cell office:value-type="string" calcext:value-type="string">
            <text:p>42 crtCalcExpStr $0 <text:s text:c="2"/></text:p>
          </table:table-cell>
          <table:table-cell table:style-name="ce2" office:value-type="string" calcext:value-type="string">
            <text:p>42 interface_def scope_info_list interface <text:span text:style-name="T1">var</text:span> generic_pars_list { member_def_list }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rtIntfDef 6 4 3 1</text:p>
          </table:table-cell>
        </table:table-row>
        <table:table-row table:style-name="ro1">
          <table:table-cell office:value-type="string" calcext:value-type="string">
            <text:p>43 str_exp str </text:p>
          </table:table-cell>
          <table:table-cell office:value-type="string" calcext:value-type="string">
            <text:p>43 crtStrS $0 </text:p>
          </table:table-cell>
          <table:table-cell office:value-type="string" calcext:value-type="string">
            <text:p>43 scope_info_list scope_infos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rtScpInfLst 0</text:p>
          </table:table-cell>
        </table:table-row>
        <table:table-row table:style-name="ro1">
          <table:table-cell office:value-type="string" calcext:value-type="string">
            <text:p>44 str_exp chr </text:p>
          </table:table-cell>
          <table:table-cell office:value-type="string" calcext:value-type="string">
            <text:p>44 crtStrC $0 </text:p>
          </table:table-cell>
          <table:table-cell office:value-type="string" calcext:value-type="string">
            <text:p>44 scope_info_list e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rtScpInfLstE 0</text:p>
          </table:table-cell>
        </table:table-row>
        <table:table-row table:style-name="ro1">
          <table:table-cell office:value-type="string" calcext:value-type="string">
            <text:p>45 bool_exp bool_exp &amp;&amp; cmp_exp </text:p>
          </table:table-cell>
          <table:table-cell office:value-type="string" calcext:value-type="string">
            <text:p>45 crtBlExpAnd $2 $0 <text:s text:c="10"/></text:p>
          </table:table-cell>
          <table:table-cell office:value-type="string" calcext:value-type="string">
            <text:p>45 scope_infos scope_infos scope_info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nkScpInf 1 0</text:p>
          </table:table-cell>
        </table:table-row>
        <table:table-row table:style-name="ro1">
          <table:table-cell office:value-type="string" calcext:value-type="string">
            <text:p>46 bool_exp bool_exp || cmp_exp </text:p>
          </table:table-cell>
          <table:table-cell office:value-type="string" calcext:value-type="string">
            <text:p>46 crtBlExpOr $2 $0 <text:s text:c="3"/></text:p>
          </table:table-cell>
          <table:table-cell office:value-type="string" calcext:value-type="string">
            <text:p>46 scope_infos scope_info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rtScpInf 0</text:p>
          </table:table-cell>
        </table:table-row>
        <table:table-row table:style-name="ro1">
          <table:table-cell office:value-type="string" calcext:value-type="string">
            <text:p>47 bool_exp ! cmp_exp </text:p>
          </table:table-cell>
          <table:table-cell office:value-type="string" calcext:value-type="string">
            <text:p>47 crtBlExpN $0 <text:s text:c="4"/></text:p>
          </table:table-cell>
          <table:table-cell office:value-type="string" calcext:value-type="string">
            <text:p>47 scope_info static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rtScpStc 0</text:p>
          </table:table-cell>
        </table:table-row>
        <table:table-row table:style-name="ro1">
          <table:table-cell office:value-type="string" calcext:value-type="string">
            <text:p>48 bool_exp cmp_exp </text:p>
          </table:table-cell>
          <table:table-cell office:value-type="string" calcext:value-type="string">
            <text:p>48 crtBlExpCmp $0 <text:s text:c="4"/></text:p>
          </table:table-cell>
          <table:table-cell office:value-type="string" calcext:value-type="string">
            <text:p>48 scope_info public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rtScpPbl 0</text:p>
          </table:table-cell>
        </table:table-row>
        <table:table-row table:style-name="ro1">
          <table:table-cell office:value-type="string" calcext:value-type="string">
            <text:p>49 cmp_exp ( bool_exp ) </text:p>
          </table:table-cell>
          <table:table-cell office:value-type="string" calcext:value-type="string">
            <text:p>49 crtCmpExpBl $1 <text:s text:c="4"/></text:p>
          </table:table-cell>
          <table:table-cell office:value-type="string" calcext:value-type="string">
            <text:p>49 scope_info private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rtScpPrv 0</text:p>
          </table:table-cell>
        </table:table-row>
        <table:table-row table:style-name="ro1">
          <table:table-cell office:value-type="string" calcext:value-type="string">
            <text:p>50 cmp_exp add_exp &gt; add_exp </text:p>
          </table:table-cell>
          <table:table-cell office:value-type="string" calcext:value-type="string">
            <text:p>50 crtCmpExpL $2 $0 <text:s text:c="4"/></text:p>
          </table:table-cell>
          <table:table-cell office:value-type="string" calcext:value-type="string">
            <text:p>50 scope_info final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rtScpFnl 0</text:p>
          </table:table-cell>
        </table:table-row>
        <table:table-row table:style-name="ro1">
          <table:table-cell office:value-type="string" calcext:value-type="string">
            <text:p>51 cmp_exp add_exp &gt;= add_exp </text:p>
          </table:table-cell>
          <table:table-cell office:value-type="string" calcext:value-type="string">
            <text:p>51 crtCmpExpLE $2 $0 <text:s text:c="3"/></text:p>
          </table:table-cell>
          <table:table-cell office:value-type="string" calcext:value-type="string">
            <text:p>51 generic_pars_list &lt; generic_pars &gt;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rtGnrcParLst 1</text:p>
          </table:table-cell>
        </table:table-row>
        <table:table-row table:style-name="ro1">
          <table:table-cell office:value-type="string" calcext:value-type="string">
            <text:p>52 cmp_exp add_exp &lt; add_exp </text:p>
          </table:table-cell>
          <table:table-cell office:value-type="string" calcext:value-type="string">
            <text:p>52 crtCmpExpS $2 $0 <text:s text:c="2"/></text:p>
          </table:table-cell>
          <table:table-cell office:value-type="string" calcext:value-type="string">
            <text:p>52 generic_pars_list e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rtGnrcParLstE 0</text:p>
          </table:table-cell>
        </table:table-row>
        <table:table-row table:style-name="ro2">
          <table:table-cell office:value-type="string" calcext:value-type="string">
            <text:p>53 cmp_exp add_exp &lt;= add_exp </text:p>
          </table:table-cell>
          <table:table-cell office:value-type="string" calcext:value-type="string">
            <text:p>53 crtCmpExpSE $2 $0 <text:s text:c="3"/></text:p>
          </table:table-cell>
          <table:table-cell table:style-name="ce2" office:value-type="string" calcext:value-type="string">
            <text:p>53 generic_pars generic_pars , <text:span text:style-name="T1">var</text:span>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nkGnrcPar 2 0</text:p>
          </table:table-cell>
        </table:table-row>
        <table:table-row table:style-name="ro2">
          <table:table-cell office:value-type="string" calcext:value-type="string">
            <text:p>54 cmp_exp add_exp == add_exp </text:p>
          </table:table-cell>
          <table:table-cell office:value-type="string" calcext:value-type="string">
            <text:p>54 crtCmpExpE $2 $0 <text:s text:c="3"/></text:p>
          </table:table-cell>
          <table:table-cell table:style-name="ce2" office:value-type="string" calcext:value-type="string">
            <text:p>54 generic_pars generic_pars , <text:span text:style-name="T1">var</text:span> extends idn_type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nkGnrcParExt 4 2 0</text:p>
          </table:table-cell>
        </table:table-row>
        <table:table-row table:style-name="ro2">
          <table:table-cell office:value-type="string" calcext:value-type="string">
            <text:p>55 cmp_exp add_exp != add_exp </text:p>
          </table:table-cell>
          <table:table-cell office:value-type="string" calcext:value-type="string">
            <text:p>55 crtCmpExpN $2 $0 </text:p>
          </table:table-cell>
          <table:table-cell table:style-name="ce2" office:value-type="string" calcext:value-type="string">
            <text:p>55 generic_pars <text:span text:style-name="T1">var</text:span>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rtGnrcParVar 0</text:p>
          </table:table-cell>
        </table:table-row>
        <table:table-row table:style-name="ro2">
          <table:table-cell office:value-type="string" calcext:value-type="string">
            <text:p>56 cmp_exp add_exp </text:p>
          </table:table-cell>
          <table:table-cell office:value-type="string" calcext:value-type="string">
            <text:p>56 crtCmpAdd $0 </text:p>
          </table:table-cell>
          <table:table-cell table:style-name="ce2" office:value-type="string" calcext:value-type="string">
            <text:p>56 generic_pars <text:span text:style-name="T1">var</text:span> extends idn_type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rtGnrcParExt 2 0</text:p>
          </table:table-cell>
        </table:table-row>
        <table:table-row table:style-name="ro1">
          <table:table-cell office:value-type="string" calcext:value-type="string">
            <text:p>57 cmp_exp true </text:p>
          </table:table-cell>
          <table:table-cell office:value-type="string" calcext:value-type="string">
            <text:p>57 crtCmpExpTrue $0 </text:p>
          </table:table-cell>
          <table:table-cell office:value-type="string" calcext:value-type="string">
            <text:p>57 extends_list extends_types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tExtLst 0</text:p>
          </table:table-cell>
        </table:table-row>
        <table:table-row table:style-name="ro1">
          <table:table-cell office:value-type="string" calcext:value-type="string">
            <text:p>58 cmp_exp false </text:p>
          </table:table-cell>
          <table:table-cell office:value-type="string" calcext:value-type="string">
            <text:p>58 crtCmpExpFalse $0</text:p>
          </table:table-cell>
          <table:table-cell office:value-type="string" calcext:value-type="string">
            <text:p>58 extends_list e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rtExtLstE 0</text:p>
          </table:table-cell>
        </table:table-row>
        <table:table-row table:style-name="ro1">
          <table:table-cell office:value-type="string" calcext:value-type="string">
            <text:p>59 add_exp add_exp + mul_exp </text:p>
          </table:table-cell>
          <table:table-cell office:value-type="string" calcext:value-type="string">
            <text:p>59 crtAddExpAdd $2 $0 <text:s text:c="2"/></text:p>
          </table:table-cell>
          <table:table-cell office:value-type="string" calcext:value-type="string">
            <text:p>59 extends_types extends_types , idn_type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nkExtIdn 2 0</text:p>
          </table:table-cell>
        </table:table-row>
        <table:table-row table:style-name="ro1">
          <table:table-cell office:value-type="string" calcext:value-type="string">
            <text:p>60 add_exp add_exp - mul_exp </text:p>
          </table:table-cell>
          <table:table-cell office:value-type="string" calcext:value-type="string">
            <text:p>60 crtAddExpSub $2 $0 <text:s text:c="3"/></text:p>
          </table:table-cell>
          <table:table-cell office:value-type="string" calcext:value-type="string">
            <text:p>60 extends_types extends idn_type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rtExtIdn 0</text:p>
          </table:table-cell>
        </table:table-row>
        <table:table-row table:style-name="ro1">
          <table:table-cell office:value-type="string" calcext:value-type="string">
            <text:p>61 add_exp - mul_exp </text:p>
          </table:table-cell>
          <table:table-cell office:value-type="string" calcext:value-type="string">
            <text:p>61 crtAddExpMns $0 <text:s text:c="3"/></text:p>
          </table:table-cell>
          <table:table-cell office:value-type="string" calcext:value-type="string">
            <text:p>61 implements_list implements_types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rtImpLst 0</text:p>
          </table:table-cell>
        </table:table-row>
        <table:table-row table:style-name="ro1">
          <table:table-cell office:value-type="string" calcext:value-type="string">
            <text:p>62 add_exp mul_exp </text:p>
          </table:table-cell>
          <table:table-cell office:value-type="string" calcext:value-type="string">
            <text:p>62 crtAddExpMul $0 <text:s text:c="3"/></text:p>
          </table:table-cell>
          <table:table-cell office:value-type="string" calcext:value-type="string">
            <text:p>62 implements_list e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rtImpLstE 0</text:p>
          </table:table-cell>
        </table:table-row>
        <table:table-row table:style-name="ro1">
          <table:table-cell office:value-type="string" calcext:value-type="string">
            <text:p>63 add_exp ++ var </text:p>
          </table:table-cell>
          <table:table-cell office:value-type="string" calcext:value-type="string">
            <text:p>63 crtAddExpInc $0 <text:s text:c="3"/></text:p>
          </table:table-cell>
          <table:table-cell office:value-type="string" calcext:value-type="string">
            <text:p>63 implements_types implements_types , idn_type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nkImpIdn 2 0</text:p>
          </table:table-cell>
        </table:table-row>
        <table:table-row table:style-name="ro1">
          <table:table-cell office:value-type="string" calcext:value-type="string">
            <text:p>64 add_exp -- var </text:p>
          </table:table-cell>
          <table:table-cell office:value-type="string" calcext:value-type="string">
            <text:p>64 crtAddExpDec $0 <text:s text:c="3"/></text:p>
          </table:table-cell>
          <table:table-cell office:value-type="string" calcext:value-type="string">
            <text:p>64 implements_types implements idn_type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tImpIdn 0</text:p>
          </table:table-cell>
        </table:table-row>
        <table:table-row table:style-name="ro1">
          <table:table-cell office:value-type="string" calcext:value-type="string">
            <text:p>65 add_exp var ++ </text:p>
          </table:table-cell>
          <table:table-cell office:value-type="string" calcext:value-type="string">
            <text:p>65 crtAddExpIncT $1 <text:s text:c="3"/></text:p>
          </table:table-cell>
          <table:table-cell office:value-type="string" calcext:value-type="string">
            <text:p>65 member_def_list member_def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rtMmbDef 0</text:p>
          </table:table-cell>
        </table:table-row>
        <table:table-row table:style-name="ro1">
          <table:table-cell office:value-type="string" calcext:value-type="string">
            <text:p>66 add_exp var -- </text:p>
          </table:table-cell>
          <table:table-cell office:value-type="string" calcext:value-type="string">
            <text:p>66 crtAddExpDecT $1 <text:s text:c="2"/></text:p>
          </table:table-cell>
          <table:table-cell office:value-type="string" calcext:value-type="string">
            <text:p>66 member_def_list e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rtMmbDefE 0</text:p>
          </table:table-cell>
        </table:table-row>
        <table:table-row table:style-name="ro1">
          <table:table-cell office:value-type="string" calcext:value-type="string">
            <text:p>67 mul_exp mul_exp * pri_exp </text:p>
          </table:table-cell>
          <table:table-cell office:value-type="string" calcext:value-type="string">
            <text:p>67 crtMulExpMul $2 $0 <text:s/></text:p>
          </table:table-cell>
          <table:table-cell office:value-type="string" calcext:value-type="string">
            <text:p>67 member_def member_def field_def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nkMmbFld 1 0</text:p>
          </table:table-cell>
        </table:table-row>
        <table:table-row table:style-name="ro1">
          <table:table-cell office:value-type="string" calcext:value-type="string">
            <text:p>68 mul_exp mul_exp / pri_exp </text:p>
          </table:table-cell>
          <table:table-cell office:value-type="string" calcext:value-type="string">
            <text:p>68 crtMulExpDiv $2 $0 <text:s/></text:p>
          </table:table-cell>
          <table:table-cell office:value-type="string" calcext:value-type="string">
            <text:p>68 member_def member_def method_def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nkMmbMthd 1 0</text:p>
          </table:table-cell>
        </table:table-row>
        <table:table-row table:style-name="ro1">
          <table:table-cell office:value-type="string" calcext:value-type="string">
            <text:p>69 mul_exp pri_exp </text:p>
          </table:table-cell>
          <table:table-cell office:value-type="string" calcext:value-type="string">
            <text:p>69 crtMulExpPri $0 <text:s/></text:p>
          </table:table-cell>
          <table:table-cell office:value-type="string" calcext:value-type="string">
            <text:p>69 member_def field_def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rtMmbFld 0</text:p>
          </table:table-cell>
        </table:table-row>
        <table:table-row table:style-name="ro1">
          <table:table-cell office:value-type="string" calcext:value-type="string">
            <text:p>70 pri_exp number </text:p>
          </table:table-cell>
          <table:table-cell office:value-type="string" calcext:value-type="string">
            <text:p>70 crtPriExpNum $0 <text:s/></text:p>
          </table:table-cell>
          <table:table-cell office:value-type="string" calcext:value-type="string">
            <text:p>70 member_def method_def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rtMemMthd 0</text:p>
          </table:table-cell>
        </table:table-row>
        <table:table-row table:style-name="ro1">
          <table:table-cell office:value-type="string" calcext:value-type="string">
            <text:p>71 pri_exp ( add_exp ) </text:p>
          </table:table-cell>
          <table:table-cell office:value-type="string" calcext:value-type="string">
            <text:p>71 crtPriExpAdd $1 <text:s/></text:p>
          </table:table-cell>
          <table:table-cell office:value-type="string" calcext:value-type="string">
            <text:p>71 field_def scope_info_list var_def ;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rtFldDef 2 1</text:p>
          </table:table-cell>
        </table:table-row>
        <table:table-row table:style-name="ro1">
          <table:table-cell office:value-type="string" calcext:value-type="string">
            <text:p>72 pri_exp apply_exp </text:p>
          </table:table-cell>
          <table:table-cell office:value-type="string" calcext:value-type="string">
            <text:p>72 crtPriExpApp $0 </text:p>
          </table:table-cell>
          <table:table-cell office:value-type="string" calcext:value-type="string">
            <text:p>72 method_def scope_info_list func_def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rtMthdDef 1 0</text:p>
          </table:table-cell>
        </table:table-row>
        <table:table-row table:style-name="ro2">
          <table:table-cell office:value-type="string" calcext:value-type="string">
            <text:p>73 pri_exp str_exp </text:p>
          </table:table-cell>
          <table:table-cell office:value-type="string" calcext:value-type="string">
            <text:p>73 crtPriExpStr $0</text:p>
          </table:table-cell>
          <table:table-cell table:style-name="ce2" office:value-type="string" calcext:value-type="string">
            <text:p>73 func_def generic_pars_list type_exp <text:span text:style-name="T1">var</text:span> ( par_list ) { stmt_list }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rtFuncDef 7 6 4 1</text:p>
          </table:table-cell>
        </table:table-row>
        <table:table-row table:style-name="ro1">
          <table:table-cell office:value-type="string" calcext:value-type="string">
            <text:p>74 apply_exp apply_exp . var ( arg_list ) </text:p>
          </table:table-cell>
          <table:table-cell office:value-type="string" calcext:value-type="string">
            <text:p>74 lnkAppExp $5 $3 $1 <text:s/></text:p>
          </table:table-cell>
          <table:table-cell office:value-type="string" calcext:value-type="string">
            <text:p>74 par_list parameters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rtParLst 0</text:p>
          </table:table-cell>
        </table:table-row>
        <table:table-row table:style-name="ro1">
          <table:table-cell office:value-type="string" calcext:value-type="string">
            <text:p>75 apply_exp apply_exp . var </text:p>
          </table:table-cell>
          <table:table-cell office:value-type="string" calcext:value-type="string">
            <text:p>75 crtAppExpP $2 $0 </text:p>
          </table:table-cell>
          <table:table-cell office:value-type="string" calcext:value-type="string">
            <text:p>75 par_list e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rtParLstE 0</text:p>
          </table:table-cell>
        </table:table-row>
        <table:table-row table:style-name="ro2">
          <table:table-cell office:value-type="string" calcext:value-type="string">
            <text:p>76 apply_exp var ( arg_list ) </text:p>
          </table:table-cell>
          <table:table-cell office:value-type="string" calcext:value-type="string">
            <text:p>76 crtAppExpF $3 $1 <text:s text:c="2"/></text:p>
          </table:table-cell>
          <table:table-cell table:style-name="ce2" office:value-type="string" calcext:value-type="string">
            <text:p>76 parameters parameters , type_exp <text:span text:style-name="T1">var</text:span>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nkParVar 3 1 0</text:p>
          </table:table-cell>
        </table:table-row>
        <table:table-row table:style-name="ro2">
          <table:table-cell office:value-type="string" calcext:value-type="string">
            <text:p>77 apply_exp var </text:p>
          </table:table-cell>
          <table:table-cell office:value-type="string" calcext:value-type="string">
            <text:p>77 crtAppExpVar $0 </text:p>
          </table:table-cell>
          <table:table-cell table:style-name="ce2" office:value-type="string" calcext:value-type="string">
            <text:p>77 parameters type_exp <text:span text:style-name="T1">var</text:span>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rtParVar 1 0</text:p>
          </table:table-cell>
        </table:table-row>
        <table:table-row table:style-name="ro1">
          <table:table-cell office:value-type="string" calcext:value-type="string">
            <text:p>78 arg_list arg_list , calc_exp </text:p>
          </table:table-cell>
          <table:table-cell office:value-type="string" calcext:value-type="string">
            <text:p>78 lnkArgLst $2 $0 </text:p>
          </table:table-cell>
          <table:table-cell office:value-type="string" calcext:value-type="string">
            <text:p>78 if_stmt if_body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rtIfIf 0</text:p>
          </table:table-cell>
        </table:table-row>
        <table:table-row table:style-name="ro1">
          <table:table-cell office:value-type="string" calcext:value-type="string">
            <text:p>79 arg_list calc_exp </text:p>
          </table:table-cell>
          <table:table-cell office:value-type="string" calcext:value-type="string">
            <text:p>79 crtArgCalc $0 </text:p>
          </table:table-cell>
          <table:table-cell office:value-type="string" calcext:value-type="string">
            <text:p>79 if_stmt if_body else else_body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rtIfIfEls 2 0</text:p>
          </table:table-cell>
        </table:table-row>
        <table:table-row table:style-name="ro1">
          <table:table-cell office:value-type="string" calcext:value-type="string">
            <text:p>80 arg_list e </text:p>
          </table:table-cell>
          <table:table-cell office:value-type="string" calcext:value-type="string">
            <text:p>80 crtArgLstE</text:p>
          </table:table-cell>
          <table:table-cell office:value-type="string" calcext:value-type="string">
            <text:p>80 if_body if ( bool_exp ) { stmt_list }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rtIfLst 4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1 if_body if ( bool_exp ) sg_stmt ;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rtIfSg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2 else_body if_stmt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rtElsIf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3 else_body { stmt_list }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rtElsLst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4 else_body sg_stmt ;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rtElsSg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5 while_stmt while ( bool_exp ) { stmt_list }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rtWhl 4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6 expression lambda_exp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rtExpLm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7 expression calc_exp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rtExpCal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8 calc_exp cond_exp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rtCalcCn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9 calc_exp new_class_exp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rtCalcNewCl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0 calc_exp new_array_exp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rtCalcNewAr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1 new_class_exp new idn_type ( arg_list )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rtNewClsIdn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2 new_class_exp new generic_type ( arg_list )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rtNewClsGnrc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3 new_array_exp new type_exp dim_list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rtNewArrTp 1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4 new_array_exp { array_init_list }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rtNewArrLst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5 array_init_list array_init_list , array_init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nkArrLs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6 array_init_list array_init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rtArrLst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7 array_init calc_exp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rtArrCal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8 array_init { array_init_list }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rtArrLstArr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9 dim_list dim_list [ add_exp ]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nkDimLst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0 dim_list [ add_exp ]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tDimLst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1 cond_exp bool_exp 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rtCndBl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2 bool_exp bool_exp || or_exp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nkBlOr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3 bool_exp or_exp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tBlO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4 or_exp or_exp &amp;&amp; and_exp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nkOrAnd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5 or_exp and_exp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rtOrAn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6 and_exp cmp_exp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rtAndCmp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7 cmp_exp add_exp &gt; add_exp 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nkCmpG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8 cmp_exp add_exp &gt;= add_exp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nkCmpGE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9 cmp_exp add_exp &lt; add_exp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nkCmpL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0 cmp_exp add_exp &lt;= add_exp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nkCmpLE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1 cmp_exp add_exp == add_exp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nkCmpEQ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2 cmp_exp add_exp != add_exp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nkCmpNE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3 cmp_exp ! add_exp 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rtCmpNAd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4 cmp_exp add_exp 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rtCmpAd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5 cmp_exp true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rtCmpT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6 cmp_exp false 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rtCmpF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7 add_exp add_exp + mul_exp 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nkAddAdd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8 add_exp add_exp - mul_exp 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nkAddMns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9 add_exp + mul_exp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rtAddPl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0 add_exp - mul_exp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rtAddMn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1 add_exp mul_exp 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rtAddMul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2 mul_exp mul_exp * pri_exp 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nkMulMul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3 mul_exp mul_exp / pri_exp 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nkMulSub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4 mul_exp unary_exp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rtMulUn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5 unary_exp ++ access_exp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rtUnrIn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6 unary_exp -- access_exp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rtUnrDe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7 unary_exp access_exp ++ 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rtUnrIncP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8 unary_exp access_exp -- 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rtUnrDecP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9 unary_exp ! access_exp 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rtUnrN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0 unary_exp access_exp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rtUnrAc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1 unary_exp cast_exp 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rtUnrCst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2 cast_exp ( type_exp ) access_exp 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rtCs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3 access_exp field_access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rtAccFl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4 access_exp array_access 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rtAccAr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5 access_exp apply_exp 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rtAccApp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6 access_exp pri_exp 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rtAccPri 0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37 field_access field_access . <text:span text:style-name="T1">var</text:span> 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nkFldAccVar 2 0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8 field_access field_access . class 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nkFldAccCls 2 0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39 field_access <text:span text:style-name="T1">var</text:span> 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crtFldAccVa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0 field_access this 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rtFldAccTh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1 field_access super 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rtFldAccSp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2 array_access field_access dim_list 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rtArrAcc 1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3 pri_exp number 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crtPriNum 0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44 pri_exp <text:span text:style-name="T1">str</text:span>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tPriStr 0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45 pri_exp <text:span text:style-name="T1">chr</text:span> 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rtPriCh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6 pri_exp ( cond_exp )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rtPriCnd 1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47 apply_exp access_exp . <text:span text:style-name="T1">var</text:span> ( arg_list ) 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rtAppAcc 5 3 1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48 apply_exp apply_exp . <text:span text:style-name="T1">var</text:span> ( arg_list )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rtAppApp 5 3 1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49 apply_exp <text:span text:style-name="T1">var</text:span> ( arg_list )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rtAppVar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0 arg_list arguments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rtArgLst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1 arg_list e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rtArgLstE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2 arguments arg_list , calc_exp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lnkArgLs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3 arguments calc_exp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tArgCal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4 lambda_exp ( par_list ) -&gt; { stmt_list }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rtLbdExp 7 5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22:14:42.018501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7T11:24:38.912588173</meta:creation-date>
    <dc:date>2016-01-14T00:19:04.527526900</dc:date>
    <meta:editing-duration>PT14H53M36S</meta:editing-duration>
    <meta:editing-cycles>6</meta:editing-cycles>
    <meta:generator>LibreOffice/4.2.8.2$Linux_X86_64 LibreOffice_project/420m0$Build-2</meta:generator>
    <meta:document-statistic meta:table-count="1" meta:cell-count="627" meta:object-count="0"/>
  </office:meta>
</office:document-meta>
</file>